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.1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text-properties fo:color="#ff3333" fo:font-size="22pt" style:font-size-asian="22pt" style:font-size-complex="22pt"/>
    </style:style>
    <style:style style:name="P8" style:family="paragraph">
      <loext:graphic-properties draw:fill="none" draw:fill-color="#ffffff"/>
      <style:text-properties fo:color="#ff3333" fo:font-size="22pt" style:font-size-asian="22pt" style:font-size-complex="2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6.551cm" svg:x="3.81cm" svg:y="6.505cm">
          <draw:text-box>
            <text:p text:style-name="P2"><text:span text:style-name="T1">Машинное обучение, 5.1</text:span></text:p>
            <text:p text:style-name="P2"><text:span text:style-name="T1">Unballanced classes,</text:span></text:p>
            <text:p text:style-name="P2"><text:span text:style-name="T1"><text:s/></text:span><text:span text:style-name="T1">sample weight</text:span></text:p>
            <text:p text:style-name="P2"><text:span text:style-name="T1"/></text:p>
          </draw:text-box>
        </draw:frame>
        <draw:line draw:style-name="gr1" draw:text-style-name="P1" draw:layer="layout" svg:x1="0cm" svg:y1="1.674cm" svg:x2="28cm" svg:y2="1.779cm">
          <text:p/>
        </draw:line>
        <draw:line draw:style-name="gr1" draw:text-style-name="P1" draw:layer="layout" svg:x1="0cm" svg:y1="1.674cm" svg:x2="28cm" svg:y2="1.779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1.737cm" svg:x="0.254cm" svg:y="-0.016cm" presentation:class="title" presentation:placeholder="true" presentation:user-transformed="true">
          <draw:text-box/>
        </draw:frame>
        <draw:frame draw:style-name="gr4" draw:text-style-name="P6" draw:layer="layout" svg:width="26.67cm" svg:height="4.591cm" svg:x="0.762cm" svg:y="2.945cm">
          <draw:text-box>
            <text:p text:style-name="P5"><text:span text:style-name="T2">Научим N моделей и предскажем</text:span></text:p>
            <text:list text:style-name="L2">
              <text:list-item>
                <text:p text:style-name="P5"><text:span text:style-name="T2">Для регрессии: среднее или медиану</text:span></text:p>
              </text:list-item>
              <text:list-item>
                <text:p text:style-name="P5"><text:span text:style-name="T2">Для классификации доминирующий класс</text:span><text:span text:style-name="T2"><text:line-break/></text:span><text:span text:style-name="T2"/></text:p>
              </text:list-item>
            </text:list>
            <text:p text:style-name="P5"><text:span text:style-name="T2"/></text:p>
          </draw:text-box>
        </draw:frame>
        <draw:line draw:style-name="gr1" draw:text-style-name="P1" draw:layer="layout" svg:x1="0cm" svg:y1="1.674cm" svg:x2="28cm" svg:y2="1.779cm">
          <text:p/>
        </draw:line>
        <draw:frame draw:style-name="gr5" draw:text-style-name="P8" draw:layer="layout" svg:width="26.67cm" svg:height="1.119cm" svg:x="0.762cm" svg:y="7.874cm">
          <draw:text-box>
            <text:p text:style-name="P7"><text:span text:style-name="T3">Как сделать модели разными? </text:span></text:p>
          </draw:text-box>
        </draw:frame>
        <draw:frame draw:style-name="gr6" draw:text-style-name="P10" draw:layer="layout" svg:width="14.986cm" svg:height="1.195cm" svg:x="6.604cm" svg:y="10.009cm">
          <draw:text-box>
            <text:p text:style-name="P9"><text:span text:style-name="T4">Обучить на рандомной подвыборке</text:span></text:p>
          </draw:text-box>
        </draw:frame>
        <draw:frame draw:style-name="gr5" draw:text-style-name="P6" draw:layer="layout" svg:width="6.604cm" svg:height="1.119cm" svg:x="18.796cm" svg:y="12.803cm">
          <draw:text-box>
            <text:p text:style-name="P5"><text:span text:style-name="T2">Фичей</text:span></text:p>
          </draw:text-box>
        </draw:frame>
        <draw:frame draw:style-name="gr5" draw:text-style-name="P6" draw:layer="layout" svg:width="6.604cm" svg:height="1.119cm" svg:x="4.318cm" svg:y="12.803cm">
          <draw:text-box>
            <text:p text:style-name="P5"><text:span text:style-name="T2">Сэмплов</text:span></text:p>
          </draw:text-box>
        </draw:frame>
        <draw:line draw:style-name="gr7" draw:text-style-name="P1" draw:layer="layout" svg:x1="12.446cm" svg:y1="11.204cm" svg:x2="6.35cm" svg:y2="12.803cm">
          <text:p/>
        </draw:line>
        <draw:line draw:style-name="gr7" draw:text-style-name="P1" draw:layer="layout" svg:x1="14.986cm" svg:y1="11.204cm" svg:x2="19.05cm" svg:y2="12.803cm">
          <text:p/>
        </draw:line>
        <draw:frame draw:style-name="gr8" draw:text-style-name="P6" draw:layer="layout" svg:width="17.78cm" svg:height="4.591cm" svg:x="0.508cm" svg:y="16.105cm">
          <draw:text-box>
            <text:p text:style-name="P5"><text:span text:style-name="T2">Для чего это нужно:</text:span></text:p>
            <text:list text:style-name="L2">
              <text:list-item>
                <text:p text:style-name="P5"><text:span text:style-name="T2">Борьба с аутлаерами</text:span></text:p>
              </text:list-item>
              <text:list-item>
                <text:p text:style-name="P5"><text:span text:style-name="T2">Борьба с переобучением</text:span></text:p>
              </text:list-item>
              <text:list-item>
                <text:p text:style-name="P5"><text:span text:style-name="T2">В целом более стабильная(robust) модель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97cm" svg:height="1.75cm" svg:x="0.201cm" svg:y="0.05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line draw:style-name="Mgr3" draw:text-style-name="MP7" draw:layer="backgroundobjects" svg:x1="0cm" svg:y1="1.695cm" svg:x2="28cm" svg:y2="1.8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8:03:34.110474581</meta:creation-date>
    <dc:date>2018-10-25T18:42:11.524546391</dc:date>
    <meta:editing-duration>PT28M27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